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a5a32" officeooo:paragraph-rsid="001a5a32"/>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Text_20_body">
      <style:paragraph-properties fo:margin-top="0in" fo:margin-bottom="0in" loext:contextual-spacing="false" fo:line-height="138%" fo:text-align="justify" style:justify-single-word="false" style:writing-mode="lr-tb"/>
    </style:style>
    <style:style style:name="P6" style:family="paragraph" style:parent-style-name="Heading_20_2">
      <style:text-properties officeooo:rsid="001a5a32" officeooo:paragraph-rsid="001a5a32"/>
    </style:style>
    <style:style style:name="T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5. Moodle-jump</text:h>
      <text:p text:style-name="P1">Vlado Bilogrević, Mislav Kocijan, Tihana Oremuš, Margarita Tolja</text:p>
      <text:p text:style-name="P1"/>
      <text:p text:style-name="P1">Sažetak: Razvit ćemo platformsku igru po uzoru na Doodle jump. Cilj je usmjeriti skakajuće stvorenje zvano "The Moodler" što je moguće više na beskonačnom nizu platformi, bez pada. Na putu se pojavljuju razni objekti, neki mu daju određeni poticaj dok neke treba izbjeći ili eliminirati. </text:p>
      <text:p text:style-name="P1"/>
      <text:p text:style-name="P1">Potrebna oprema: Processing</text:p>
      <text:p text:style-name="P1">Predviđeni datum završetka: kraj veljače</text:p>
      <text:p text:style-name="P1">Poveznica na github: https://github.com/tomarga/moodle-ju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5:29:58.474318876</meta:creation-date>
    <dc:date>2019-12-28T15:31:14.234790231</dc:date>
    <meta:editing-duration>PT1M18S</meta:editing-duration>
    <meta:editing-cycles>1</meta:editing-cycles>
    <meta:document-statistic meta:table-count="0" meta:image-count="0" meta:object-count="0" meta:page-count="1" meta:paragraph-count="6" meta:word-count="67" meta:character-count="492" meta:non-whitespace-character-count="430"/>
    <meta:generator>LibreOffice/5.1.6.2$Linux_X86_64 LibreOffice_project/10m0$Build-2</meta:generator>
  </office:meta>
</office:document-meta>
</file>